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60000026FC963F1B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0.335cm" fo:min-width="0.002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7.092cm" svg:height="17.749cm" svg:x="-0.116cm" svg:y="-0.166cm">
            <draw:image xlink:href="Pictures/10000000000002460000026FC963F1B4.png" xlink:type="simple" xlink:show="embed" xlink:actuate="onLoad" draw:mime-type="image/png">
              <text:p/>
            </draw:image>
          </draw:frame>
          <draw:custom-shape draw:style-name="gr3" draw:text-style-name="P1" draw:layer="layout" svg:width="0.582cm" svg:height="0.665cm" svg:x="15.334cm" svg:y="0.751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9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3T07:40:17.074613053</dc:date>
    <meta:editing-duration>PT7M28S</meta:editing-duration>
    <meta:editing-cycles>2</meta:editing-cycles>
    <meta:generator>LibreOffice/24.2.6.2$Linux_X86_64 LibreOffice_project/420$Build-2</meta:generator>
    <meta:document-statistic meta:object-count="3"/>
  </office:meta>
</office:document-meta>
</file>